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600" calcext:value-type="float">
            <text:p>16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B3]*[.C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3" table:formula="of:=[.B4]*[.C4]" office:value-type="float" office:value="0" calcext:value-type="float">
            <text:p>0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3" table:formula="of:=[.B5]*[.C5]" office:value-type="float" office:value="0" calcext:value-type="float">
            <text:p>0</text:p>
          </table:table-cell>
          <table:table-cell table:style-name="ce3" table:number-columns-repeated="1020"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3" table:formula="of:=[.B8]*[.C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3" table:formula="of:=[.B9]*[.C9]" office:value-type="float" office:value="0" calcext:value-type="float">
            <text:p>0</text:p>
          </table:table-cell>
          <table:table-cell table:style-name="ce3" table:number-columns-repeated="102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1960" calcext:value-type="float">
            <text:p>1960</text:p>
          </table:table-cell>
          <table:table-cell table:formula="of:=5500-[.D17]" office:value-type="float" office:value="3540" calcext:value-type="float">
            <text:p>354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101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102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*[.C2]" office:value-type="float" office:value="3200" calcext:value-type="float">
            <text:p>320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4]*[.C4]" office:value-type="float" office:value="1000" calcext:value-type="float">
            <text:p>100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蘑菇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30" calcext:value-type="float">
            <text:p>30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3" table:number-columns-repeated="60"/>
          <table:table-cell table:number-columns-repeated="9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1:33:21.179759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3-29T12:20:15.178266017</dc:date>
    <meta:editing-duration>PT9H45M15S</meta:editing-duration>
    <meta:editing-cycles>85</meta:editing-cycles>
    <meta:generator>LibreOffice/6.2.8.2$Linux_X86_64 LibreOffice_project/20$Build-2</meta:generator>
    <meta:document-statistic meta:table-count="26" meta:cell-count="845" meta:object-count="0"/>
  </office:meta>
</office:document-meta>
</file>